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41000004244178A352A239CD6E.png" manifest:media-type="image/png"/>
  <manifest:file-entry manifest:full-path="Pictures/1000000100000741000004244BAF12B202D0CC9B.png" manifest:media-type="image/png"/>
  <manifest:file-entry manifest:full-path="Pictures/100000010000074100000424A294862B8D2DEEB9.png" manifest:media-type="image/png"/>
  <manifest:file-entry manifest:full-path="Pictures/100000010000074100000424B3CAFDF4B1000CD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2" text:anchor-type="char" svg:x="-0.238cm" svg:y="-2cm" svg:width="17cm" svg:height="9.703cm" draw:z-index="1"><draw:image xlink:href="Pictures/100000010000074100000424B3CAFDF4B1000CD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x="-0.556cm" svg:y="0.118cm" svg:width="17cm" svg:height="9.703cm" draw:z-index="2"><draw:image xlink:href="Pictures/100000010000074100000424B3CAFDF4B1000CD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char" svg:x="-0.741cm" svg:y="-1.325cm" svg:width="17cm" svg:height="9.703cm" draw:z-index="3"><draw:image xlink:href="Pictures/100000010000074100000424A294862B8D2DEEB9.png" xlink:type="simple" xlink:show="embed" xlink:actuate="onLoad" draw:mime-type="image/png"/></draw:frame><text:soft-page-break/></text:p>
      <text:p text:style-name="Standard"><draw:frame draw:style-name="fr1" draw:name="Image1" text:anchor-type="char" svg:x="-0.303cm" svg:y="3.798cm" svg:width="17cm" svg:height="9.703cm" draw:z-index="0"><draw:image xlink:href="Pictures/1000000100000741000004244BAF12B202D0CC9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char" svg:x="-0.132cm" svg:y="0.347cm" svg:width="17cm" svg:height="9.703cm" draw:z-index="4"><draw:image xlink:href="Pictures/1000000100000741000004244178A352A239CD6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15:40:13.332648138</meta:creation-date>
    <dc:date>2023-10-23T15:42:52.486263715</dc:date>
    <meta:editing-duration>PT2M39S</meta:editing-duration>
    <meta:editing-cycles>1</meta:editing-cycles>
    <meta:document-statistic meta:table-count="0" meta:image-count="5" meta:object-count="0" meta:page-count="2" meta:paragraph-count="0" meta:word-count="0" meta:character-count="0" meta:non-whitespace-character-count="0"/>
    <meta:generator>LibreOffice/7.3.7.2$Linux_X86_64 LibreOffice_project/30$Build-2</meta:generator>
  </office:meta>
</office:document-meta>
</file>